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675C00001129C74CC6F11.wm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7.3729in" fo:margin-left="-0.0188in" fo:margin-right="0.0285in" table:align="margins" style:writing-mode="lr-tb"/>
    </style:style>
    <style:style style:name="Tabela1.A" style:family="table-column">
      <style:table-column-properties style:column-width="2.3382in" style:rel-column-width="3367*"/>
    </style:style>
    <style:style style:name="Tabela1.B" style:family="table-column">
      <style:table-column-properties style:column-width="3.6111in" style:rel-column-width="5200*"/>
    </style:style>
    <style:style style:name="Tabela1.C" style:family="table-column">
      <style:table-column-properties style:column-width="1.4236in" style:rel-column-width="205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486in" fo:padding-right="0.0486in" fo:padding-top="0in" fo:padding-bottom="0in" fo:border-left="0.0139in solid #000000" fo:border-right="none" fo:border-top="0.0139in solid #000000" fo:border-bottom="0.0139in solid #000000" style:writing-mode="lr-tb"/>
    </style:style>
    <style:style style:name="Tabela1.C1" style:family="table-cell">
      <style:table-cell-properties style:vertical-align="top" fo:padding-left="0.0486in" fo:padding-right="0.0486in" fo:padding-top="0in" fo:padding-bottom="0in" fo:border="0.0139in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2" style:family="paragraph" style:parent-style-name="Standard">
      <style:paragraph-properties fo:text-align="justify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5" style:family="paragraph" style:parent-style-name="Standard">
      <style:paragraph-properties fo:line-height="150%"/>
      <style:text-properties style:font-name="Century Gothic" fo:font-size="10pt" style:font-size-asian="10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entury Gothic" fo:font-size="10pt" style:font-size-asian="10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pt" style:font-size-asian="10pt"/>
    </style:style>
    <style:style style:name="P8" style:family="paragraph" style:parent-style-name="Standard">
      <style:paragraph-properties fo:text-align="justify" style:justify-single-word="false"/>
      <style:text-properties fo:font-variant="small-caps" fo:font-size="10pt" fo:letter-spacing="0.0138in" fo:font-weight="bold" style:font-size-asian="10pt" style:font-weight-asian="bold"/>
    </style:style>
    <style:style style:name="P9" style:family="paragraph" style:parent-style-name="Standard">
      <style:paragraph-properties fo:margin-left="-0.3937in" fo:margin-right="0in" fo:text-align="justify" style:justify-single-word="false" fo:text-indent="0in" style:auto-text-indent="false" style:snap-to-layout-grid="false"/>
      <style:text-properties fo:font-size="10pt" style:font-size-asian="10pt"/>
    </style:style>
    <style:style style:name="P10" style:family="paragraph" style:parent-style-name="Standard">
      <style:paragraph-properties fo:margin-left="0.1965in" fo:margin-right="0in" fo:text-align="justify" style:justify-single-word="false" fo:text-indent="-0.1965in" style:auto-text-indent="false"/>
    </style:style>
    <style:style style:name="P11" style:family="paragraph" style:parent-style-name="Standard">
      <style:paragraph-properties fo:margin-left="0.1965in" fo:margin-right="0in" fo:text-align="justify" style:justify-single-word="false" fo:text-indent="-0.1965in" style:auto-text-indent="false"/>
      <style:text-properties fo:font-size="10pt" style:font-size-asian="10pt"/>
    </style:style>
    <style:style style:name="P12" style:family="paragraph" style:parent-style-name="Standard">
      <style:paragraph-properties fo:margin-left="0.1965in" fo:margin-right="0in" fo:text-align="justify" style:justify-single-word="false" fo:text-indent="-0.1965in" style:auto-text-indent="false"/>
      <style:text-properties style:font-name="Century Gothic" fo:font-size="10pt" style:font-size-asian="10pt"/>
    </style:style>
    <style:style style:name="P13" style:family="paragraph" style:parent-style-name="Standard">
      <style:paragraph-properties fo:margin-left="0.1972in" fo:margin-right="0in" fo:line-height="150%" fo:text-align="justify" style:justify-single-word="false" fo:text-indent="-0.1972in" style:auto-text-indent="false"/>
      <style:text-properties style:font-name="Century Gothic" fo:font-size="10pt" style:text-underline-style="solid" style:text-underline-width="auto" style:text-underline-color="font-color" style:font-size-asian="10pt"/>
    </style:style>
    <style:style style:name="P14" style:family="paragraph" style:parent-style-name="Standard">
      <style:paragraph-properties fo:margin-left="0.1972in" fo:margin-right="0in" fo:line-height="150%" fo:text-align="justify" style:justify-single-word="false" fo:text-indent="-0.1972in" style:auto-text-indent="false"/>
      <style:text-properties style:font-name="Century Gothic" fo:font-size="10pt" style:font-size-asian="10pt"/>
    </style:style>
    <style:style style:name="P15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font-variant="small-caps" fo:font-size="14pt" fo:letter-spacing="0.0138in" fo:font-weight="bold" style:font-size-asian="14pt" style:font-weight-asian="bold"/>
    </style:style>
    <style:style style:name="P16" style:family="paragraph" style:parent-style-name="Standard">
      <style:paragraph-properties fo:margin-left="0.1972in" fo:margin-right="0in" fo:margin-top="0in" fo:margin-bottom="0.0835in" fo:text-align="justify" style:justify-single-word="false" fo:text-indent="-0.1972in" style:auto-text-indent="false"/>
      <style:text-properties style:font-name="Century Gothic" fo:font-size="10pt" style:text-underline-style="solid" style:text-underline-width="auto" style:text-underline-color="font-color" style:font-size-asian="10pt"/>
    </style:style>
    <style:style style:name="P17" style:family="paragraph" style:parent-style-name="Standard">
      <style:paragraph-properties fo:margin-left="0.1972in" fo:margin-right="0in" fo:margin-top="0in" fo:margin-bottom="0.0835in" fo:text-align="justify" style:justify-single-word="false" fo:text-indent="-0.1972in" style:auto-text-indent="false"/>
      <style:text-properties style:font-name="Century Gothic" fo:font-size="10pt" style:font-size-asian="10pt"/>
    </style:style>
    <style:style style:name="P18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P19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ize-complex="12pt"/>
    </style:style>
    <style:style style:name="P20" style:family="paragraph" style:parent-style-name="Standard">
      <style:paragraph-properties fo:line-height="150%"/>
      <style:text-properties style:font-name="Century Gothic" fo:font-size="10pt" style:font-size-asian="10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entury Gothic" fo:font-size="10pt" style:font-size-asian="10pt"/>
    </style:style>
    <style:style style:name="P22" style:family="paragraph" style:parent-style-name="Standard">
      <style:paragraph-properties fo:text-align="justify" style:justify-single-word="false"/>
      <style:text-properties style:font-name="Century Gothic" fo:font-size="10pt" style:font-size-asian="10pt"/>
    </style:style>
    <style:style style:name="P23" style:family="paragraph" style:parent-style-name="Standard">
      <style:paragraph-properties fo:text-align="justify" style:justify-single-word="false"/>
      <style:text-properties fo:font-variant="small-caps" fo:font-size="10pt" fo:letter-spacing="0.0138in" fo:font-weight="bold" style:font-size-asian="10pt" style:font-weight-asian="bold"/>
    </style:style>
    <style:style style:name="P24" style:family="paragraph" style:parent-style-name="Standard">
      <style:text-properties fo:font-size="14pt" fo:letter-spacing="-0.002in" fo:language="en" fo:country="US" fo:font-weight="bold" style:font-size-asian="14pt" style:font-weight-asian="bold"/>
    </style:style>
    <style:style style:name="P25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font-variant="small-caps" fo:font-size="14pt" fo:letter-spacing="0.0138in" fo:font-weight="bold" style:font-size-asian="14pt" style:font-weight-asian="bold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variant="small-caps" fo:font-size="10pt" fo:letter-spacing="0.0138in" fo:font-weight="bold" style:font-size-asian="10pt" style:font-weight-asian="bold"/>
    </style:style>
    <style:style style:name="T1" style:family="text">
      <style:text-properties fo:font-weight="bold" style:font-weight-asian="bold" style:font-size-complex="12pt"/>
    </style:style>
    <style:style style:name="T2" style:family="text">
      <style:text-properties fo:font-size="14pt" fo:letter-spacing="-0.002in" fo:language="en" fo:country="US" fo:font-weight="bold" style:font-size-asian="14pt" style:font-weight-asian="bold"/>
    </style:style>
    <style:style style:name="T3" style:family="text">
      <style:text-properties style:font-name="Century Gothic" fo:font-size="10pt" style:font-size-asian="10pt"/>
    </style:style>
    <style:style style:name="T4" style:family="text">
      <style:text-properties style:font-name="Century Gothic" fo:font-size="11pt" style:font-size-asian="11pt" style:font-size-complex="11pt"/>
    </style:style>
    <style:style style:name="fr1" style:family="graphic" style:parent-style-name="Frame">
      <style:graphic-properties fo:margin-left="0in" fo:margin-right="0.098in" style:protect="size" style:wrap="dynamic" style:number-wrapped-paragraphs="no-limit" style:vertical-pos="from-top" style:vertical-rel="paragraph" style:horizontal-pos="from-left" style:horizontal-rel="paragraph" fo:background-color="#ffffff" style:background-transparency="100%" fo:padding="0.0138in" fo:border="0.0138in solid #000000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in" fo:margin-right="0.098in" style:wrap="dynamic" style:number-wrapped-paragraphs="no-limit" style:vertical-pos="from-top" style:vertical-rel="paragraph" style:horizontal-pos="from-left" style:horizontal-rel="paragraph" fo:background-color="#ffffff" style:background-transparency="100%" fo:padding="0.0138in" fo:border="0.0138in solid #000000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3" draw:name="grafika1" text:anchor-type="as-char" svg:width="6.9118in" svg:height="1.0457in" draw:z-index="0"><draw:image xlink:href="Pictures/20000010000675C00001129C74CC6F11.wmf" xlink:type="simple" xlink:show="embed" xlink:actuate="onLoad"/></draw:frame></text:p>
      <text:p text:style-name="P24"/>
      <text:p text:style-name="Standard"><text:span text:style-name="T2"><text:s text:c="52"/></text:span><text:span text:style-name="T1">ERASMUS PROGRAMME</text:span></text:p>
      <text:p text:style-name="P4">Learning Agreement</text:p>
      <text:p text:style-name="P19">Academic year 2012/2013</text:p>
      <text:p text:style-name="P3"/>
      <text:p text:style-name="P8"><draw:frame draw:style-name="fr1" draw:name="Ramka1" text:anchor-type="paragraph" svg:x="-0.0299in" svg:y="0in" fo:min-width="7.3846in" draw:z-index="1"><draw:text-box fo:min-height="1.5in"><text:p text:style-name="P5"/><text:p text:style-name="P5">Name of Student: {title}</text:p><text:p text:style-name="P6">Sending Institution: {sending_institution}</text:p><text:p text:style-name="P6">Country: {country}</text:p><text:p text:style-name="P6">Field of study: {field_of_study}</text:p><text:p text:style-name="P6">Semester: {semester}</text:p></draw:text-box></draw:frame>Details of the proposed study programme </text:p>
      <text:p text:style-name="P1"><draw:frame draw:style-name="fr1" draw:name="Ramka2" text:anchor-type="paragraph" svg:x="-0.0346in" svg:y="0.0008in" fo:min-width="7.3575in" draw:z-index="2"><draw:text-box fo:min-height="0.3957in"><text:p text:style-name="P7">Receiving Institution: {receiving_institution}</text:p><text:p text:style-name="P7">Country: {country2}</text:p></draw:text-box></draw:fr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Course Unit Code</text:p>
            <text:p text:style-name="P1"><text:s/>(if <text:s/>any )</text:p>
          </table:table-cell>
          <table:table-cell table:style-name="Tabela1.A1" office:value-type="string">
            <text:p text:style-name="P2"><text:s text:c="16"/>Course <text:s/>Unit <text:s/>Title</text:p>
            <text:p text:style-name="P1"><text:s text:c="2"/>(as indicated in the information <text:s/>pack)</text:p>
          </table:table-cell>
          <table:table-cell table:style-name="Tabela1.C1" office:value-type="string">
            <text:p text:style-name="P2">Number of</text:p>
            <text:p text:style-name="P1">ECTS <text:s/>Credits</text:p>
          </table:table-cell>
        </table:table-row>
        <table:table-row table:style-name="Tabela1.1">
          <table:table-cell table:style-name="Tabela1.A1" office:value-type="string">
            <text:p text:style-name="P2">[!-- BEGIN row.courses --]{code}</text:p>
            <text:p text:style-name="P1"/>
          </table:table-cell>
          <table:table-cell table:style-name="Tabela1.A1" office:value-type="string">
            <text:p text:style-name="P2">{title}</text:p>
          </table:table-cell>
          <table:table-cell table:style-name="Tabela1.C1" office:value-type="string">
            <text:p text:style-name="P2">{ects}[!-- END row.courses --]</text:p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2"/>
            <text:p text:style-name="P1"><text:s text:c="5"/>If necessary, continue this list on a separate sheet</text:p>
          </table:table-cell>
          <table:table-cell table:style-name="Tabela1.C1" office:value-type="string">
            <text:p text:style-name="P2"/>
          </table:table-cell>
        </table:table-row>
      </table:table>
      <text:p text:style-name="P10"/>
      <text:p text:style-name="P8"><draw:frame draw:style-name="fr2" draw:name="Ramka3" text:anchor-type="paragraph" svg:x="-0.0346in" svg:y="0.0008in" fo:min-width="0.0161in" draw:z-index="3"><draw:text-box fo:min-height="0.1457in"><text:p text:style-name="P12"/><text:p text:style-name="P12">Student’s <text:s/>signature: ...................................... <text:s text:c="16"/>Date: ............................................</text:p><text:p text:style-name="P11"/></draw:text-box></draw:frame></text:p>
      <text:p text:style-name="P8"/>
      <text:p text:style-name="P8"/>
      <text:p text:style-name="P8"/>
      <text:p text:style-name="P8">Sending institution</text:p>
      <text:p text:style-name="P8"><draw:frame draw:style-name="fr2" draw:name="Ramka4" text:anchor-type="paragraph" svg:x="0.0228in" svg:y="0.1256in" fo:min-width="6.2819in" draw:z-index="4"><draw:text-box fo:min-height="0.9028in"><text:p text:style-name="P16">We confirm that this proposed Programme of study/Learning Agreement is approved.</text:p><text:p text:style-name="P17">Dean’s <text:s/>signature <text:s text:c="33"/><text:tab/> <text:tab/> <text:s/>Departmental Co-ordinator’s signature</text:p><text:p text:style-name="P12">...............................................................<text:tab/><text:tab/><text:tab/><text:tab/>......................................................</text:p><text:p text:style-name="P12">Date: ....................................................<text:tab/><text:tab/><text:tab/> <text:s text:c="2"/>Date: ...................................................</text:p></draw:text-box></draw:frame></text:p>
      <text:p text:style-name="P15"/>
      <text:p text:style-name="P15"/>
      <text:p text:style-name="P15"/>
      <text:p text:style-name="P15"/>
      <text:p text:style-name="P26"><draw:frame draw:style-name="fr2" draw:name="Ramka5" text:anchor-type="paragraph" svg:x="0.0264in" svg:y="0.2417in" fo:min-width="6.1673in" draw:z-index="5"><draw:text-box fo:min-height="0.9228in"><text:p text:style-name="P13">We confirm that this proposed Programme of study/Learning Agreement is approved.</text:p><text:p text:style-name="P14">Departmental Co-ordinator’s signature<text:tab/><text:tab/> <text:s text:c="9"/>Institutional Co-ordinator’s signature</text:p><text:p text:style-name="P12">...............................................................<text:tab/><text:tab/><text:tab/><text:tab/>......................................................</text:p><text:p text:style-name="P10"><text:span text:style-name="T3">Date: ....................................................<text:tab/><text:tab/><text:tab/> <text:s text:c="2"/>Date: .......</text:span><text:span text:style-name="T4">............................................</text:span></text:p></draw:text-box></draw:frame>Receiving institu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Arial" fo:font-size="12pt" fo:language="en" fo:country="GB" style:font-name-asian="Times New Roman" style:font-size-asian="12pt" style:font-name-complex="Times New Roman" style:font-size-complex="10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0984in" fo:margin-left="0.3937in" fo:margin-right="0.4917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cademic Credit Transfer</dc:title>
    <meta:initial-creator>J</meta:initial-creator>
    <meta:creation-date>2012-03-21T15:11:00</meta:creation-date>
    <dc:date>2012-04-09T12:45:53.15</dc:date>
    <meta:print-date>2005-02-09T09:01:00</meta:print-date>
    <meta:editing-cycles>5</meta:editing-cycles>
    <meta:editing-duration>P2171DT10H18M22S</meta:editing-duration>
    <meta:generator>OpenOffice.org/3.3$Win32 OpenOffice.org_project/330m20$Build-9567</meta:generator>
    <meta:document-statistic meta:table-count="1" meta:image-count="1" meta:object-count="0" meta:page-count="1" meta:paragraph-count="33" meta:word-count="126" meta:character-count="1594"/>
  </office:meta>
</office:document-meta>
</file>